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 Mono" svg:font-family="'Roboto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fo:font-weight="bold" officeooo:rsid="0006a0a1" officeooo:paragraph-rsid="0006a0a1" style:font-size-asian="12.25pt" style:font-weight-asian="bold" style:font-size-complex="14pt" style:font-weight-complex="bold"/>
    </style:style>
    <style:style style:name="P2" style:family="paragraph" style:parent-style-name="Preformatted_20_Text">
      <style:text-properties style:font-name="Liberation Serif" fo:font-size="14pt" fo:font-weight="bold" officeooo:rsid="0008735a" officeooo:paragraph-rsid="0008735a" style:font-size-asian="12.25pt" style:font-weight-asian="bold" style:font-size-complex="14pt" style:font-weight-complex="bold"/>
    </style:style>
    <style:style style:name="P3" style:family="paragraph" style:parent-style-name="Preformatted_20_Text">
      <style:text-properties style:font-name="Liberation Serif" fo:font-size="14pt" fo:font-weight="normal" officeooo:rsid="0006a0a1" officeooo:paragraph-rsid="0006a0a1" style:font-size-asian="12.25pt" style:font-weight-asian="normal" style:font-size-complex="14pt" style:font-weight-complex="normal"/>
    </style:style>
    <style:style style:name="P4" style:family="paragraph" style:parent-style-name="Preformatted_20_Text">
      <style:text-properties style:font-name="Liberation Serif" fo:font-size="14pt" fo:font-weight="normal" officeooo:rsid="00075997" officeooo:paragraph-rsid="00075997" style:font-size-asian="12.25pt" style:font-weight-asian="normal" style:font-size-complex="14pt" style:font-weight-complex="normal"/>
    </style:style>
    <style:style style:name="P5" style:family="paragraph" style:parent-style-name="Preformatted_20_Text">
      <style:text-properties style:font-name="Liberation Serif" fo:font-size="14pt" fo:font-weight="normal" officeooo:rsid="00080c31" officeooo:paragraph-rsid="00080c31" style:font-size-asian="12.25pt" style:font-weight-asian="normal" style:font-size-complex="14pt" style:font-weight-complex="normal"/>
    </style:style>
    <style:style style:name="P6" style:family="paragraph" style:parent-style-name="Preformatted_20_Text">
      <style:text-properties style:font-name="Liberation Serif" fo:font-size="14pt" fo:font-weight="normal" officeooo:rsid="0008735a" officeooo:paragraph-rsid="0008735a" style:font-size-asian="12.25pt" style:font-weight-asian="normal" style:font-size-complex="14pt" style:font-weight-complex="normal"/>
    </style:style>
    <style:style style:name="P7" style:family="paragraph" style:parent-style-name="Text_20_body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06a0a1" officeooo:paragraph-rsid="0006a0a1" style:text-blinking="false" fo:background-color="transparent" style:font-size-asian="12.25pt" style:font-weight-asian="normal" style:font-size-complex="14pt" style:font-weight-complex="normal"/>
    </style:style>
    <style:style style:name="P8" style:family="paragraph" style:parent-style-name="Text_20_body">
      <style:text-properties fo:font-weight="normal"/>
    </style:style>
    <style:style style:name="P9" style:family="paragraph" style:parent-style-name="Text_20_body">
      <style:text-properties fo:color="#000000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text-underline-style="none" style:text-blinking="false" fo:background-color="transparent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T1" style:family="text">
      <style:text-properties style:font-name="Roboto Mono" fo:font-size="11pt" fo:font-style="normal" fo:font-weight="normal"/>
    </style:style>
    <style:style style:name="T2" style:family="text">
      <style:text-properties style:font-name="Roboto Mono" fo:font-size="11pt" fo:font-style="normal" fo:font-weight="normal" officeooo:rsid="0006a0a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style:font-name="Roboto Mono" fo:font-size="11pt" fo:font-style="normal" fo:font-weight="normal"/>
    </style:style>
    <style:style style:name="T5" style:family="text">
      <style:text-properties fo:color="#000000" style:font-name="Roboto Mono" fo:font-size="11pt" fo:font-style="normal" fo:font-weight="normal" officeooo:rsid="0006a0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m Chart</text:p>
      <text:p text:style-name="P1"/>
      <text:p text:style-name="P3">values.yml</text:p>
      <text:p text:style-name="P3"/>
      <text:p text:style-name="P3"># Below all values like variable and its value , just lik variable.tf file in terraform.</text:p>
      <text:p text:style-name="P3"># This variable will us as references instaed of hardcoded values.</text:p>
      <text:p text:style-name="P3"/>
      <text:p text:style-name="P7"><text:bookmark text:name="docs-internal-guid-19aab2d6-7fff-cd4e-a5bc-4902e626f012"/>image:</text:p>
      <text:p text:style-name="P11">  <text:span text:style-name="T1">repository: myusername/my-webapp</text:span></text:p>
      <text:p text:style-name="P11">  <text:span text:style-name="T1">tag: "1.0"</text:span></text:p>
      <text:p text:style-name="P11">  <text:span text:style-name="T1">pullPolicy: IfNotPresent </text:span><text:span text:style-name="T4"><text:s/>-- </text:span><text:span text:style-name="T5">if image was updated version , still it will use only <text:tab/><text:tab/><text:tab/><text:tab/><text:tab/><text:tab/>existing/previous version of image.</text:span></text:p>
      <text:p text:style-name="P12"><text:span text:style-name="T2"><text:s text:c="2"/>PullPolicy: always<text:tab/><text:tab/>-- whenever you push a new version of image it will directly fetch from docker hub, and this new image will use in kubernetes deployment.</text:span></text:p>
      <text:p text:style-name="P9"/>
      <text:p text:style-name="P10">service:</text:p>
      <text:p text:style-name="P11">  <text:span text:style-name="T1">type: ClusterIP</text:span></text:p>
      <text:p text:style-name="P11">  <text:span text:style-name="T1">port: 80</text:span></text:p>
      <text:p text:style-name="Text_20_body"/>
      <text:p text:style-name="P10">mysql:</text:p>
      <text:p text:style-name="P11">  <text:span text:style-name="T1">auth:</text:span></text:p>
      <text:p text:style-name="P11">    <text:span text:style-name="T1">rootPassword: root_password</text:span></text:p>
      <text:p text:style-name="P11">    <text:span text:style-name="T1">username: user</text:span></text:p>
      <text:p text:style-name="P11">    <text:span text:style-name="T1">password: user_password</text:span></text:p>
      <text:p text:style-name="P11">    <text:span text:style-name="T1">database: myappdb</text:span></text:p>
      <text:p text:style-name="P8"><text:line-break/></text:p>
      <text:p text:style-name="P4">helm install release_name “path of release”</text:p>
      <text:p text:style-name="P4">helm install myapp ./myapp</text:p>
      <text:p text:style-name="P4">helm install like terraform apply</text:p>
      <text:p text:style-name="P4"/>
      <text:p text:style-name="P5">helm create – will create chart.yml values.yml and templates/</text:p>
      <text:p text:style-name="P5"/>
      <text:p text:style-name="P2">To share your helm chart with other ,</text:p>
      <text:p text:style-name="P2">heml package ./myapp – it will create zip.</text:p>
      <text:p text:style-name="P2"><text:span text:style-name="T3"/></text:p>
      <text:p text:style-name="P2">To update your template/ after changes</text:p>
      <text:p text:style-name="P2">helm upgrade – like kubectl apply -f <text:s/>filename.</text:p>
      <text:p text:style-name="P2"/>
      <text:p text:style-name="P6">To deploy helm chart first time</text:p>
      <text:p text:style-name="P2">heml install myapp ./myapp – like kubectl deploy </text:p>
      <text:p text:style-name="P2"><text:soft-page-break/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 Mono" svg:font-family="'Roboto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8-27T14:07:46.130397968</dc:date>
    <meta:editing-duration>PT1H43M6S</meta:editing-duration>
    <meta:editing-cycles>1</meta:editing-cycles>
    <meta:document-statistic meta:table-count="0" meta:image-count="0" meta:object-count="0" meta:page-count="2" meta:paragraph-count="29" meta:word-count="159" meta:character-count="1064" meta:non-whitespace-character-count="888"/>
    <meta:generator>LibreOffice/6.4.7.2$Linux_X86_64 LibreOffice_project/40$Build-2</meta:generator>
  </office:meta>
</office:document-meta>
</file>